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oolManagementException.SpoolManage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oolManagementException.SpoolManagement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oolManagementException.SpoolManagementException(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oolManagementException.SpoolManagementException( String message ,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